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ibri" svg:font-family="Caibri"/>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Horizontal_20_Line">
      <style:paragraph-properties fo:line-height="115%"/>
      <style:text-properties style:font-name="Calibri" fo:font-size="8pt" style:font-size-asian="6pt" style:font-size-complex="6pt"/>
    </style:style>
    <style:style style:name="P2" style:family="paragraph" style:parent-style-name="Horizontal_20_Line">
      <style:paragraph-properties fo:line-height="115%"/>
      <style:text-properties style:font-name="Calibri" fo:font-size="6pt" style:font-size-asian="6pt" style:font-size-complex="6pt"/>
    </style:style>
    <style:style style:name="P3" style:family="paragraph" style:parent-style-name="Standard">
      <style:paragraph-properties fo:line-height="115%"/>
      <style:text-properties style:font-name="Calibri" fo:font-size="14pt" style:font-size-asian="14pt" style:font-size-complex="14pt"/>
    </style:style>
    <style:style style:name="P4" style:family="paragraph" style:parent-style-name="Heading_20_2">
      <style:paragraph-properties fo:margin-left="0in" fo:margin-right="0in" fo:margin-top="0.25in" fo:margin-bottom="0.1665in" style:contextual-spacing="false" fo:line-height="11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loext:opacity="100%" style:font-name="Calibri" fo:font-size="18pt" fo:letter-spacing="normal" fo:font-style="normal" fo:font-weight="normal" style:font-size-asian="18pt" style:font-size-complex="18pt"/>
    </style:style>
    <style:style style:name="P5" style:family="paragraph" style:parent-style-name="Heading_20_3">
      <style:paragraph-properties fo:margin-left="0in" fo:margin-right="0in" fo:margin-top="0.25in" fo:margin-bottom="0.1665in" style:contextual-spacing="false" fo:line-height="115%" fo:orphans="2" fo:widows="2" fo:text-indent="0in" style:auto-text-indent="false"/>
      <style:text-properties fo:font-variant="normal" fo:text-transform="none" fo:color="#24292f" loext:opacity="100%" style:font-name="Calibri" fo:font-size="16pt" fo:letter-spacing="normal" fo:font-style="normal" fo:font-weight="normal" style:font-size-asian="14pt" style:font-size-complex="14pt"/>
    </style:style>
    <style:style style:name="P6" style:family="paragraph" style:parent-style-name="Heading_20_3">
      <style:paragraph-properties fo:margin-left="0in" fo:margin-right="0in" fo:margin-top="0.25in" fo:margin-bottom="0.1665in" style:contextual-spacing="false" fo:line-height="115%" fo:orphans="2" fo:widows="2" fo:text-indent="0in" style:auto-text-indent="false"/>
      <style:text-properties fo:font-variant="normal" fo:text-transform="none" fo:color="#24292f" loext:opacity="100%" style:font-name="Calibri" fo:font-size="14pt" fo:letter-spacing="normal" fo:font-style="normal" fo:font-weight="normal" style:font-size-asian="14pt" style:font-size-complex="14pt"/>
    </style:style>
    <style:style style:name="P7" style:family="paragraph" style:parent-style-name="Text_20_body">
      <style:paragraph-properties fo:margin-left="0in" fo:margin-right="0in" fo:margin-top="0in" fo:margin-bottom="0.1665in" style:contextual-spacing="false" fo:line-height="115%" fo:orphans="2" fo:widows="2" fo:text-indent="0in" style:auto-text-indent="false"/>
      <style:text-properties fo:font-variant="normal" fo:text-transform="none" fo:color="#24292f" loext:opacity="100%" style:font-name="Calibri" fo:font-size="12pt" fo:letter-spacing="normal" fo:font-style="normal" fo:font-weight="normal"/>
    </style:style>
    <style:style style:name="P8" style:family="paragraph" style:parent-style-name="Text_20_body">
      <style:paragraph-properties fo:margin-left="0in" fo:margin-right="0in" fo:margin-top="0in" fo:margin-bottom="0in" style:contextual-spacing="false" fo:line-height="115%" fo:orphans="2" fo:widows="2" fo:text-indent="0in" style:auto-text-indent="false"/>
    </style:style>
    <style:style style:name="P9" style:family="paragraph" style:parent-style-name="Text_20_body" style:list-style-name="L1">
      <style:paragraph-properties fo:margin-top="0.1665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8pt" style:font-size-complex="18pt"/>
    </style:style>
    <style:style style:name="P10" style:family="paragraph" style:parent-style-name="Text_20_body" style:list-style-name="L7">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8pt" style:font-size-complex="18pt"/>
    </style:style>
    <style:style style:name="P11" style:family="paragraph" style:parent-style-name="Text_20_body" style:list-style-name="L2">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6pt" style:font-size-complex="6pt"/>
    </style:style>
    <style:style style:name="P12" style:family="paragraph" style:parent-style-name="Text_20_body" style:list-style-name="L3">
      <style:paragraph-properties fo:margin-top="0.1665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6pt" style:font-size-complex="6pt"/>
    </style:style>
    <style:style style:name="P13" style:family="paragraph" style:parent-style-name="Text_20_body" style:list-style-name="L4">
      <style:paragraph-properties fo:margin-top="0.1665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6pt" style:font-size-complex="6pt"/>
    </style:style>
    <style:style style:name="P14" style:family="paragraph" style:parent-style-name="Text_20_body" style:list-style-name="L6">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6pt" style:font-size-complex="6pt"/>
    </style:style>
    <style:style style:name="P15" style:family="paragraph" style:parent-style-name="Text_20_body" style:list-style-name="L8">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4pt" style:font-size-complex="14pt"/>
    </style:style>
    <style:style style:name="P16" style:family="paragraph" style:parent-style-name="Text_20_body" style:list-style-name="L9">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4pt" style:font-size-complex="14pt"/>
    </style:style>
    <style:style style:name="P17" style:family="paragraph" style:parent-style-name="Text_20_body" style:list-style-name="L10">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4pt" style:font-size-complex="14pt"/>
    </style:style>
    <style:style style:name="P18" style:family="paragraph" style:parent-style-name="Text_20_body" style:list-style-name="L11">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4pt" style:font-size-complex="14pt"/>
    </style:style>
    <style:style style:name="P19" style:family="paragraph" style:parent-style-name="Text_20_body" style:list-style-name="L12">
      <style:paragraph-properties fo:margin-top="0in" fo:margin-bottom="0.1665in" style:contextual-spacing="false" fo:line-height="115%" fo:orphans="2" fo:widows="2"/>
      <style:text-properties fo:font-variant="normal" fo:text-transform="none" fo:color="#24292f" loext:opacity="100%" style:font-name="Calibri" fo:font-size="12pt" fo:letter-spacing="normal" fo:font-style="normal" fo:font-weight="normal" style:font-size-asian="14pt" style:font-size-complex="14pt"/>
    </style:style>
    <style:style style:name="P20" style:family="paragraph" style:parent-style-name="Text_20_body" style:list-style-name="L4">
      <style:paragraph-properties fo:margin-left="0in" fo:margin-right="0in" fo:margin-top="0in" fo:margin-bottom="0in" style:contextual-spacing="false" fo:line-height="115%" fo:orphans="2" fo:widows="2" fo:text-indent="0in" style:auto-text-indent="false"/>
    </style:style>
    <style:style style:name="P21" style:family="paragraph" style:parent-style-name="Text_20_body" style:list-style-name="L5">
      <style:paragraph-properties fo:margin-left="0in" fo:margin-right="0in" fo:margin-top="0in" fo:margin-bottom="0in" style:contextual-spacing="false" fo:line-height="115%" fo:orphans="2" fo:widows="2" fo:text-indent="0in" style:auto-text-indent="false"/>
    </style:style>
    <style:style style:name="P22" style:family="paragraph" style:parent-style-name="Text_20_body" style:list-style-name="L7">
      <style:paragraph-properties fo:margin-left="0in" fo:margin-right="0in" fo:margin-top="0in" fo:margin-bottom="0in" style:contextual-spacing="false" fo:line-height="115%" fo:orphans="2" fo:widows="2" fo:text-indent="0in" style:auto-text-indent="false"/>
    </style:style>
    <style:style style:name="P23" style:family="paragraph" style:parent-style-name="Text_20_body" style:list-style-name="L8">
      <style:paragraph-properties fo:margin-left="0in" fo:margin-right="0in" fo:margin-top="0in" fo:margin-bottom="0in" style:contextual-spacing="false" fo:line-height="115%" fo:orphans="2" fo:widows="2" fo:text-indent="0in" style:auto-text-indent="false"/>
    </style:style>
    <style:style style:name="P24" style:family="paragraph" style:parent-style-name="Text_20_body" style:list-style-name="L9">
      <style:paragraph-properties fo:margin-left="0in" fo:margin-right="0in" fo:margin-top="0in" fo:margin-bottom="0in" style:contextual-spacing="false" fo:line-height="115%" fo:orphans="2" fo:widows="2" fo:text-indent="0in" style:auto-text-indent="false"/>
    </style:style>
    <style:style style:name="P25" style:family="paragraph" style:parent-style-name="Text_20_body" style:list-style-name="L10">
      <style:paragraph-properties fo:margin-left="0in" fo:margin-right="0in" fo:margin-top="0in" fo:margin-bottom="0in" style:contextual-spacing="false" fo:line-height="115%" fo:orphans="2" fo:widows="2" fo:text-indent="0in" style:auto-text-indent="false"/>
    </style:style>
    <style:style style:name="T1" style:family="text">
      <style:text-properties fo:font-variant="normal" fo:text-transform="none" fo:color="#24292f" loext:opacity="100%" style:font-name="Calibri" fo:font-size="12pt" fo:letter-spacing="normal" fo:font-style="normal" fo:font-weight="normal"/>
    </style:style>
    <style:style style:name="T2" style:family="text">
      <style:text-properties fo:font-variant="normal" fo:text-transform="none" fo:color="#24292f" loext:opacity="100%" style:font-name="Calibri" fo:font-size="12pt" fo:letter-spacing="normal" fo:font-style="normal" fo:font-weight="normal" style:font-size-asian="6pt" style:font-size-complex="6pt"/>
    </style:style>
    <style:style style:name="T3" style:family="text">
      <style:text-properties fo:font-variant="normal" fo:text-transform="none" fo:color="#24292f" loext:opacity="100%" style:font-name="Calibri" fo:font-size="12pt" fo:letter-spacing="normal" fo:font-style="normal" fo:font-weight="normal" style:font-size-asian="18pt" style:font-size-complex="18pt"/>
    </style:style>
    <style:style style:name="T4" style:family="text">
      <style:text-properties fo:font-variant="normal" fo:text-transform="none" fo:color="#24292f" loext:opacity="100%" style:font-name="Calibri" fo:font-size="12pt" fo:letter-spacing="normal" fo:font-style="normal" fo:font-weight="normal" style:font-size-asian="14pt" style:font-size-complex="14pt"/>
    </style:style>
    <style:style style:name="T5" style:family="text">
      <style:text-properties fo:font-variant="normal" fo:text-transform="none" fo:color="#24292f" loext:opacity="100%" style:font-name="Calibri" fo:font-size="9.75pt" fo:letter-spacing="normal" fo:font-style="normal" fo:font-weight="normal" loext:padding="0in" loext:border="none"/>
    </style:style>
    <style:style style:name="T6" style:family="text">
      <style:text-properties fo:font-variant="normal" fo:text-transform="none" fo:color="#24292f" loext:opacity="100%" style:font-name="Calibri" fo:font-size="9.75pt" fo:letter-spacing="normal" fo:font-style="normal" fo:font-weight="normal" style:font-size-asian="6pt" style:font-size-complex="6pt" loext:padding="0in" loext:border="none"/>
    </style:style>
    <style:style style:name="T7" style:family="text">
      <style:text-properties fo:font-variant="normal" fo:text-transform="none" fo:color="#24292f" loext:opacity="100%" style:font-name="Calibri" fo:font-size="9.75pt" fo:letter-spacing="normal" fo:font-style="normal" fo:font-weight="normal" style:font-size-asian="18pt" style:font-size-complex="18pt" loext:padding="0in" loext:border="none"/>
    </style:style>
    <style:style style:name="T8" style:family="text">
      <style:text-properties fo:font-variant="normal" fo:text-transform="none" fo:color="#24292f" loext:opacity="100%" style:font-name="Calibri" fo:font-size="9.75pt" fo:letter-spacing="normal" fo:font-style="normal" fo:font-weight="normal" style:font-size-asian="14pt" style:font-size-complex="14pt" loext:padding="0in" loext:border="none"/>
    </style:style>
    <style:style style:name="T9" style:family="text">
      <style:text-properties fo:font-variant="normal" fo:text-transform="none" fo:color="#24292f" loext:opacity="100%" style:font-name="Calibri" fo:font-size="11.75pt" fo:letter-spacing="normal" fo:font-style="normal" fo:font-weight="normal" style:font-size-asian="14pt" style:font-size-complex="14pt" loext:padding="0in" loext:border="none"/>
    </style:style>
    <text:list-style style:name="L1">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text:start-value="3">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text:start-value="6">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text:start-value="10">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text:start-value="13">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text:start-value="15">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0">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We are looking for a web developer who can build websites for an Independent Service Provider. You must be familiar with </text:span><text:span text:style-name="Source_20_Text"><text:span text:style-name="T5">React</text:span></text:span><text:span text:style-name="T1">, </text:span><text:span text:style-name="Source_20_Text"><text:span text:style-name="T5">firebase</text:span></text:span><text:span text:style-name="T1">, </text:span><text:span text:style-name="Source_20_Text"><text:span text:style-name="T5">react router</text:span></text:span><text:span text:style-name="T1">, etc.</text:span></text:p>
      <text:p text:style-name="P7">Here is the task that you need to do.</text:p>
      <text:h text:style-name="P4" text:outline-level="2"><text:bookmark text:name="user-content-task-detail"/>Task Detail:</text:h>
      <text:list xml:id="list2968424369" text:style-name="L1">
        <text:list-item>
          <text:p text:style-name="P9"><text:s/>A website for an individual who provides services. It could be a website for a gym trainer, Tourist/Travel guide, Lawyer, Photographer (wedding photographer, sports photographer, journalism photographer, wild photographer, etc.), Immigration &amp; VISA Consultant, Accountant, Doctor/Dentist (single doctor. not a hospital or a diagnostic center), Tutor, Career Coach, Corporate Sales Trainer, Independent TV Host, Independent Consultant, Model, Actor, Writer, matchmaker, realtor, broker, Journalist, youtuber, home food catering, etc. Please note that you will select one of the options mentioned above. It has to be a person providing services, not an organization or person working in an organization. If you have another idea for an individual service provider, please let us know before proceeding. (Please note that your website can not be related to a marketplace freelancer working on: fiver, upwork, etc. It can not be a portfolio website)</text:p>
        </text:list-item>
        <text:list-item>
          <text:p text:style-name="P9">Make sure your design and website idea is unique. First, finalize your idea (What type of website do you want to build). Then google the site design or visit ThemeForest to get your website idea. However, your website can not be related to your previous assignments or any demo project displayed in the course or in our conceptual sessions.</text:p>
        </text:list-item>
      </text:list>
      <text:p text:style-name="P2"/>
      <text:list xml:id="list1215913031" text:style-name="L2">
        <text:list-item>
          <text:p text:style-name="P11">Give your website a name. The name should appear on the website and be displayed on the website's title.</text:p>
        </text:list-item>
        <text:list-item>
          <text:p text:style-name="P11">Home page will have a header (simple navbar), banner, services section, and a footer. The banner could be static or a carousel. Either one will be alright.</text:p>
        </text:list-item>
        <text:list-item>
          <text:p text:style-name="P11">Add One extra section on the home page in addition to the 4 sections (header, banner, services, and footer) mentioned above.</text:p>
        </text:list-item>
      </text:list>
      <text:p text:style-name="P2"/>
      <text:list xml:id="list2908915430" text:style-name="L3">
        <text:list-item>
          <text:p text:style-name="P12">The Services section will have at least 3 services. You can put one, two, or more services in a row based on your design. Each service should have a relevant name, price, image, short description, and a specific button.</text:p>
        </text:list-item>
        <text:list-item>
          <text:p text:style-name="P12"><text:soft-page-break/>Clicking on the button will take the user to the Checkout route. This route will be private/protected routes. Please make sure that the private route redirects to the login page if the user is not logged in. After login, the user will be redirected to the checkout page</text:p>
        </text:list-item>
        <text:list-item>
          <text:p text:style-name="P12">You can put anything on the checkout page. If you want to do some extra optional work, please read the optional but highly recommended section of this description.</text:p>
        </text:list-item>
        <text:list-item>
          <text:p text:style-name="P12">If you reload the protected/private route (after login), this page will not redirect the user to the login page. Instead, it will keep the logged-in user on the protected route.</text:p>
        </text:list-item>
      </text:list>
      <text:p text:style-name="P2"/>
      <text:list xml:id="list879458193" text:style-name="L4">
        <text:list-item>
          <text:p text:style-name="P20"><text:span text:style-name="T2">You Must implement Email-password based authentication. You will have to implement the Registration and the login page. Users should be able to toggle between Login and Registration view. You can use </text:span><text:span text:style-name="Source_20_Text"><text:span text:style-name="T6">react firebase hook</text:span></text:span><text:span text:style-name="T2"> to implement the login system. And don't forget to make the Email and password field a required field.</text:span></text:p>
        </text:list-item>
        <text:list-item>
          <text:p text:style-name="P13">Also, implement at least one extra login, which could be (facebook, github, google, etc).</text:p>
        </text:list-item>
        <text:list-item>
          <text:p text:style-name="P13">Once logged in, the log out/sign out button should appear on the header, which will log out the user once clicked.</text:p>
        </text:list-item>
      </text:list>
      <text:p text:style-name="P2"/>
      <text:list xml:id="list3526495572" text:style-name="L5">
        <text:list-item>
          <text:p text:style-name="P21"><text:span text:style-name="T2">Add two more routes. one route will be </text:span><text:span text:style-name="Source_20_Text"><text:span text:style-name="T6">blogs</text:span></text:span><text:span text:style-name="T2">. On the blog page, you will need to answer these three questions. This won't be a protected route</text:span></text:p>
          <text:p text:style-name="P21"><text:span text:style-name="T2">13.1 Difference between </text:span><text:span text:style-name="Source_20_Text"><text:span text:style-name="T6">authorization</text:span></text:span><text:span text:style-name="T2"> and </text:span><text:span text:style-name="Source_20_Text"><text:span text:style-name="T6">authentication</text:span></text:span></text:p>
          <text:p text:style-name="P21"><text:span text:style-name="T2">13.2 Why are you using </text:span><text:span text:style-name="Source_20_Text"><text:span text:style-name="T6">firebase</text:span></text:span><text:span text:style-name="T2">? What other options do you have to implement authentication?</text:span></text:p>
          <text:p text:style-name="P21"><text:span text:style-name="T2">13.3 What other services does </text:span><text:span text:style-name="Source_20_Text"><text:span text:style-name="T6">firebase</text:span></text:span><text:span text:style-name="T2"> provide other than authentication</text:span></text:p>
        </text:list-item>
        <text:list-item>
          <text:p text:style-name="P21"><text:span text:style-name="T2">You will create an about me page. It could be the </text:span><text:span text:style-name="Source_20_Text"><text:span text:style-name="T6">about</text:span></text:span><text:span text:style-name="T2"> route. There will put your name and your image (picture is optional. However, if you put a photo, please put a professional look picture). And write a small paragraph (3-5 lines) about your goal. And how you will work hard to achieve your goal.</text:span></text:p>
        </text:list-item>
      </text:list>
      <text:p text:style-name="P2"/>
      <text:list xml:id="list1645574524" text:style-name="L6">
        <text:list-item>
          <text:p text:style-name="P14">Create a 404 page (not found page)</text:p>
        </text:list-item>
        <text:list-item>
          <text:p text:style-name="P14">Minimum 9 meaningful git commit</text:p>
        </text:list-item>
      </text:list>
      <text:h text:style-name="P4" text:outline-level="2"><text:bookmark text:name="user-content-bonus"/><text:soft-page-break/>Bonus:</text:h>
      <text:list xml:id="list542519133" text:style-name="L7">
        <text:list-item>
          <text:p text:style-name="P22"><text:span text:style-name="T3">Make the website meaningful and consistent in look and feel. Give your website a relevant name. Images and all the content of the website have to be appropriate. No </text:span><text:span text:style-name="Source_20_Text"><text:span text:style-name="T7">lorem ipsum</text:span></text:span><text:span text:style-name="T3"> please.</text:span></text:p>
        </text:list-item>
        <text:list-item>
          <text:p text:style-name="P22"><text:span text:style-name="T3">Meaningful </text:span><text:span text:style-name="Source_20_Text"><text:span text:style-name="T7">readme.md</text:span></text:span><text:span text:style-name="T3"> file containing your website name, and link to your live site. And at least five bullet points mentioning your website's different features and functionality. And a list of technologies (frameworks, libraries) used in your project.</text:span></text:p>
        </text:list-item>
        <text:list-item>
          <text:p text:style-name="P22"><text:span text:style-name="T3">Make the </text:span><text:span text:style-name="Source_20_Text"><text:span text:style-name="T7">home</text:span></text:span><text:span text:style-name="T3"> page of your website responsive. Make sure the site looks different on desktop and mobile responsive. Tablet responsive is optional.</text:span></text:p>
        </text:list-item>
        <text:list-item>
          <text:p text:style-name="P10">Clean and organized Code. Organize components and add comments when needed</text:p>
        </text:list-item>
        <text:list-item>
          <text:p text:style-name="P10">Display error when user email address or password don't match.</text:p>
        </text:list-item>
        <text:list-item>
          <text:p text:style-name="P10">Send Email Verification. Don't worry if the email goes to the spam folder or it doesn't go at all. As long as your code is there, you will be fine.</text:p>
        </text:list-item>
        <text:list-item>
          <text:p text:style-name="P10">Add a link for Password reset (use toast)</text:p>
        </text:list-item>
      </text:list>
      <text:h text:style-name="P6" text:outline-level="3"><text:bookmark text:name="user-content-optional-but-highly-recommended"/>Optional But Highly Recommended:</text:h>
      <text:list xml:id="list1315463480" text:style-name="L8">
        <text:list-item>
          <text:p text:style-name="P23"><text:span text:style-name="T4">Your checkout page will be a dynamic route with route parameter having the id of the service user created. In the checkout page, you will have a simple form that you will have fields for user name, user email address, address, and phone number. Once the user submits the form, you will display the user, </text:span><text:span text:style-name="Source_20_Text"><text:span text:style-name="T8">thank you for the booking.</text:span></text:span></text:p>
        </text:list-item>
        <text:list-item>
          <text:p text:style-name="P15">Use the Environment variable to hide the firebase key</text:p>
        </text:list-item>
        <text:list-item>
          <text:p text:style-name="P15">Add active routes to see which route you are.</text:p>
        </text:list-item>
        <text:list-item>
          <text:p text:style-name="P15">If possible, make the entire website responsive. Once you are done making the home page responsive, you wont need much things to do to make the entire website responsive.</text:p>
        </text:list-item>
      </text:list>
      <text:h text:style-name="P6" text:outline-level="3"><text:bookmark text:name="user-content-optional"/>Optional:</text:h>
      <text:list xml:id="list2324100513" text:style-name="L9">
        <text:list-item>
          <text:p text:style-name="P24"><text:span text:style-name="T4">For the Checkout page, you can use basic html form or any css library. However, we encourage you to try out the </text:span><text:span text:style-name="Source_20_Text"><text:span text:style-name="T8">react hook form</text:span></text:span><text:span text:style-name="T4">.</text:span></text:p>
        </text:list-item>
        <text:list-item>
          <text:p text:style-name="P16">Add some mouseover animation while taking the mouse on the services card</text:p>
        </text:list-item>
        <text:list-item>
          <text:p text:style-name="P24"><text:span text:style-name="T4">If you want to take a challenge. consider using </text:span><text:span text:style-name="Source_20_Text"><text:span text:style-name="T8">react-leaflet</text:span></text:span><text:span text:style-name="T4"> anywhere in your application</text:span></text:p>
        </text:list-item>
        <text:list-item>
          <text:p text:style-name="P16">Please Use icons whenever applicable and use fonts</text:p>
        </text:list-item>
        <text:list-item>
          <text:p text:style-name="P16"><text:soft-page-break/>Make the footer a little more realistic</text:p>
        </text:list-item>
        <text:list-item>
          <text:p text:style-name="P16">Optimize your images</text:p>
        </text:list-item>
        <text:list-item>
          <text:p text:style-name="P16">Add something extra of your own. This will help you in the future to differentiate your project from others.</text:p>
        </text:list-item>
        <text:list-item>
          <text:p text:style-name="P16">Allow creation of multiple accounts with the same email address (is optional)</text:p>
        </text:list-item>
      </text:list>
      <text:h text:style-name="P6" text:outline-level="3"><text:bookmark text:name="user-content-additional-information"/>Additional information:</text:h>
      <text:list xml:id="list693812408" text:style-name="L10">
        <text:list-item>
          <text:p text:style-name="P25"><text:span text:style-name="T4">If needed, create your own fake data. You can load the data from a </text:span><text:span text:style-name="Source_20_Text"><text:span text:style-name="T8">.json</text:span></text:span><text:span text:style-name="T4"> file or host it anywhere you want.</text:span></text:p>
        </text:list-item>
        <text:list-item>
          <text:p text:style-name="P17">You can use a local image or host image anywhere or both.</text:p>
        </text:list-item>
        <text:list-item>
          <text:p text:style-name="P25"><text:span text:style-name="T4">You are free to use any CSS library (bootstrap, tailwind) you want. if you want, you can use both </text:span><text:span text:style-name="Source_20_Text"><text:span text:style-name="T8">bootstrap</text:span></text:span><text:span text:style-name="T4"> and </text:span><text:span text:style-name="Source_20_Text"><text:span text:style-name="T8">react-bootstrap</text:span></text:span><text:span text:style-name="T4">. Also, if you want, you can use any </text:span><text:span text:style-name="Source_20_Text"><text:span text:style-name="T8">tailwind</text:span></text:span><text:span text:style-name="T4"> component library.</text:span></text:p>
        </text:list-item>
        <text:list-item>
          <text:p text:style-name="P17">If needed you can mix CSS framework with a component library</text:p>
        </text:list-item>
        <text:list-item>
          <text:p text:style-name="P17">Try to host your site on Firebase (netlifiy host will need extra configuration)</text:p>
        </text:list-item>
        <text:list-item>
          <text:p text:style-name="P17">If you have any issues with hosting or Github push, please join the Github and deploy a related support session</text:p>
        </text:list-item>
      </text:list>
      <text:h text:style-name="P6" text:outline-level="3"><text:bookmark text:name="user-content-what-to-submit"/>What to submit:</text:h>
      <text:list xml:id="list2789498994" text:style-name="L11">
        <text:list-item>
          <text:p text:style-name="P18">Your Github repository</text:p>
        </text:list-item>
        <text:list-item>
          <text:p text:style-name="P18">Your live website link</text:p>
        </text:list-item>
      </text:list>
      <text:h text:style-name="P6" text:outline-level="3"><text:bookmark text:name="user-content-some-guidelines"/>Some Guidelines:</text:h>
      <text:list xml:id="list3523514239" text:style-name="L12">
        <text:list-item>
          <text:p text:style-name="P19">Do not waste much time on the website idea. Just spend 30 minutes deciding, find a sample website, and start working on it.</text:p>
        </text:list-item>
        <text:list-item>
          <text:p text:style-name="P19">Do not waste much time finding the right image. You can always start with a simple idea. Make the website and then add different images.</text:p>
        </text:list-item>
        <text:list-item>
          <text:p text:style-name="P19">Don't look at the overall task list. Just take one task at a time and do it. Once that is done, pick the next task. If you got stuck on one task, move on to the next task.</text:p>
        </text:list-item>
        <text:list-item>
          <text:p text:style-name="P19"><text:soft-page-break/>Stay calm, think and work sequentially. You will make it.</text:p>
        </text:list-item>
      </text:list>
      <text:p text:style-name="P1"/>
      <text:h text:style-name="P5" text:outline-level="3"><text:bookmark text:name="user-content-no-pain-no-gain"/>No Pain, No gain:</text:h>
      <text:p text:style-name="P8"><text:span text:style-name="Source_20_Text"><text:span text:style-name="T9">Have Patience! Work Hard! YOu will surprise yourself, and eventually, you will be proud of yourself.</text:span></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ibri" svg:font-family="Caibri"/>
    <style:font-face style:name="Calibri" svg:font-family="Calibri"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Caibri"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ibri"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ibri" fo:font-family="Caibr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8T12:05:34.262000000</dc:date>
    <meta:editing-duration>PT39M8S</meta:editing-duration>
    <meta:editing-cycles>4</meta:editing-cycles>
    <meta:generator>LibreOffice/7.2.4.1$Windows_X86_64 LibreOffice_project/27d75539669ac387bb498e35313b970b7fe9c4f9</meta:generator>
    <meta:document-statistic meta:table-count="0" meta:image-count="0" meta:object-count="0" meta:page-count="5" meta:paragraph-count="61" meta:word-count="1311" meta:character-count="7497" meta:non-whitespace-character-count="6293"/>
  </office:meta>
</office:document-meta>
</file>